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613" officeooo:paragraph-rsid="00070613"/>
    </style:style>
    <style:style style:name="P2" style:family="paragraph" style:parent-style-name="Standard">
      <style:text-properties officeooo:rsid="00081014" officeooo:paragraph-rsid="00081014"/>
    </style:style>
    <style:style style:name="P3" style:family="paragraph" style:parent-style-name="Standard">
      <style:text-properties officeooo:rsid="00091ff5" officeooo:paragraph-rsid="00091ff5"/>
    </style:style>
    <style:style style:name="P4" style:family="paragraph" style:parent-style-name="Standard">
      <style:text-properties officeooo:rsid="000b1098" officeooo:paragraph-rsid="000b1098"/>
    </style:style>
    <style:style style:name="P5" style:family="paragraph" style:parent-style-name="Standard">
      <style:text-properties officeooo:rsid="000bab48" officeooo:paragraph-rsid="000bab48"/>
    </style:style>
    <style:style style:name="P6" style:family="paragraph" style:parent-style-name="Standard">
      <style:text-properties officeooo:rsid="000d05eb" officeooo:paragraph-rsid="000d05eb"/>
    </style:style>
    <style:style style:name="P7" style:family="paragraph" style:parent-style-name="Standard">
      <style:text-properties officeooo:rsid="000d9745" officeooo:paragraph-rsid="000d9745"/>
    </style:style>
    <style:style style:name="P8" style:family="paragraph" style:parent-style-name="Standard">
      <style:text-properties fo:font-size="12pt" officeooo:rsid="00158c45" officeooo:paragraph-rsid="000d9745" style:font-size-asian="10.5pt" style:font-size-complex="12pt"/>
    </style:style>
    <style:style style:name="P9" style:family="paragraph" style:parent-style-name="Standard">
      <style:text-properties fo:font-size="12pt" officeooo:rsid="00202876" officeooo:paragraph-rsid="00202876" style:font-size-asian="10.5pt" style:font-size-complex="12pt"/>
    </style:style>
    <style:style style:name="P10" style:family="paragraph" style:parent-style-name="Standard">
      <style:text-properties fo:font-size="12pt" officeooo:rsid="00158c45" officeooo:paragraph-rsid="00158c45" style:font-size-asian="12pt" style:font-size-complex="12pt"/>
    </style:style>
    <style:style style:name="P11" style:family="paragraph" style:parent-style-name="Standard">
      <style:text-properties fo:font-size="12pt" officeooo:rsid="0016e6d8" officeooo:paragraph-rsid="0016e6d8" style:font-size-asian="12pt" style:font-size-complex="12pt"/>
    </style:style>
    <style:style style:name="P12" style:family="paragraph" style:parent-style-name="Standard">
      <style:text-properties fo:font-size="12pt" officeooo:rsid="0016f566" officeooo:paragraph-rsid="0016f566" style:font-size-asian="12pt" style:font-size-complex="12pt"/>
    </style:style>
    <style:style style:name="P13" style:family="paragraph" style:parent-style-name="Standard">
      <style:text-properties fo:font-size="12pt" officeooo:rsid="00191e99" officeooo:paragraph-rsid="00191e99" style:font-size-asian="12pt" style:font-size-complex="12pt"/>
    </style:style>
    <style:style style:name="P14" style:family="paragraph" style:parent-style-name="Standard">
      <style:text-properties fo:font-size="12pt" officeooo:rsid="001bcd29" officeooo:paragraph-rsid="001bcd29" style:font-size-asian="12pt" style:font-size-complex="12pt"/>
    </style:style>
    <style:style style:name="P15" style:family="paragraph" style:parent-style-name="Standard">
      <style:text-properties fo:font-size="12pt" officeooo:rsid="00225a7e" officeooo:paragraph-rsid="00225a7e" style:font-size-asian="12pt" style:font-size-complex="12pt"/>
    </style:style>
    <style:style style:name="P16" style:family="paragraph" style:parent-style-name="Standard">
      <style:text-properties fo:font-size="12pt" officeooo:paragraph-rsid="001c2207"/>
    </style:style>
    <style:style style:name="P17" style:family="paragraph" style:parent-style-name="Standard">
      <style:text-properties fo:font-size="12pt" officeooo:rsid="001c2207" officeooo:paragraph-rsid="001c2207"/>
    </style:style>
    <style:style style:name="P18" style:family="paragraph" style:parent-style-name="Standard">
      <style:text-properties fo:font-size="12pt" officeooo:paragraph-rsid="001ca638"/>
    </style:style>
    <style:style style:name="P19" style:family="paragraph" style:parent-style-name="Standard">
      <style:text-properties fo:font-size="12pt" officeooo:rsid="001ea560" officeooo:paragraph-rsid="001ea560"/>
    </style:style>
    <style:style style:name="P20" style:family="paragraph" style:parent-style-name="Standard">
      <style:text-properties fo:font-size="12pt" officeooo:paragraph-rsid="001ea560"/>
    </style:style>
    <style:style style:name="P21" style:family="paragraph" style:parent-style-name="Standard">
      <style:text-properties fo:font-size="16pt" officeooo:rsid="00158c45" officeooo:paragraph-rsid="00158c45" style:font-size-asian="16pt" style:font-size-complex="16pt"/>
    </style:style>
    <style:style style:name="P22" style:family="paragraph" style:parent-style-name="Standard">
      <style:text-properties fo:font-size="16pt" fo:font-weight="bold" officeooo:rsid="00158c45" officeooo:paragraph-rsid="00158c45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rsid="00160388" officeooo:paragraph-rsid="00160388"/>
    </style:style>
    <style:style style:name="P24" style:family="paragraph" style:parent-style-name="Standard">
      <style:text-properties officeooo:rsid="001bcd29" officeooo:paragraph-rsid="001bcd29"/>
    </style:style>
    <style:style style:name="P25" style:family="paragraph" style:parent-style-name="Standard">
      <style:text-properties officeooo:rsid="001c2207" officeooo:paragraph-rsid="001c2207"/>
    </style:style>
    <style:style style:name="P26" style:family="paragraph" style:parent-style-name="Standard">
      <style:text-properties officeooo:rsid="0021f656" officeooo:paragraph-rsid="0021f656"/>
    </style:style>
    <style:style style:name="P27" style:family="paragraph" style:parent-style-name="Standard">
      <style:text-properties style:font-name="Times New Roman" fo:font-size="12pt" officeooo:rsid="001c2207" officeooo:paragraph-rsid="001c2207"/>
    </style:style>
    <style:style style:name="P28" style:family="paragraph" style:parent-style-name="Standard">
      <style:text-properties style:font-name="Times New Roman" fo:font-size="12pt" officeooo:paragraph-rsid="001ca638"/>
    </style:style>
    <style:style style:name="P29" style:family="paragraph" style:parent-style-name="Standard">
      <style:text-properties style:font-name="Times New Roman" fo:font-size="12pt" officeooo:rsid="001ca638" officeooo:paragraph-rsid="001ca638"/>
    </style:style>
    <style:style style:name="P30" style:family="paragraph" style:parent-style-name="Standard">
      <style:text-properties style:font-name="Times New Roman" fo:font-size="12pt" officeooo:rsid="001ca638" officeooo:paragraph-rsid="001c2207"/>
    </style:style>
    <style:style style:name="P31" style:family="paragraph" style:parent-style-name="Standard">
      <style:text-properties style:font-name="Times New Roman" fo:font-size="12pt" officeooo:rsid="002ab3ce" officeooo:paragraph-rsid="002ab3ce"/>
    </style:style>
    <style:style style:name="P32" style:family="paragraph" style:parent-style-name="Standard">
      <style:text-properties style:font-name="Times New Roman" fo:font-size="12pt" officeooo:rsid="002ab3ce" officeooo:paragraph-rsid="004c6f25"/>
    </style:style>
    <style:style style:name="P33" style:family="paragraph" style:parent-style-name="Standard">
      <style:text-properties style:font-name="Times New Roman" fo:font-size="12pt" officeooo:rsid="004f3c8c" officeooo:paragraph-rsid="004f3c8c"/>
    </style:style>
    <style:style style:name="P34" style:family="paragraph" style:parent-style-name="Standard">
      <style:text-properties fo:font-size="15pt" fo:font-weight="bold" officeooo:rsid="00240f71" officeooo:paragraph-rsid="00240f71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246084" officeooo:paragraph-rsid="00246084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fo:font-weight="bold" officeooo:rsid="00262809" officeooo:paragraph-rsid="00262809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fo:font-weight="bold" officeooo:rsid="0026a709" officeooo:paragraph-rsid="0026a709" style:font-size-asian="15pt" style:font-weight-asian="bold" style:font-size-complex="15pt" style:font-weight-complex="bold"/>
    </style:style>
    <style:style style:name="P38" style:family="paragraph" style:parent-style-name="Standard">
      <style:paragraph-properties fo:break-before="page"/>
      <style:text-properties style:font-name="Times New Roman" fo:font-size="12pt" officeooo:rsid="002ab3ce" officeooo:paragraph-rsid="002ab3ce"/>
    </style:style>
    <style:style style:name="P39" style:family="paragraph" style:parent-style-name="Standard" style:list-style-name="L1">
      <style:text-properties style:font-name="Times New Roman" fo:font-size="12pt" officeooo:rsid="002ab3ce" officeooo:paragraph-rsid="002ab3ce"/>
    </style:style>
    <style:style style:name="P40" style:family="paragraph" style:parent-style-name="Standard" style:list-style-name="L1">
      <style:text-properties style:font-name="Times New Roman" fo:font-size="12pt" officeooo:rsid="002ab3ce" officeooo:paragraph-rsid="004c6f25"/>
    </style:style>
    <style:style style:name="P41" style:family="paragraph" style:parent-style-name="Standard" style:list-style-name="L1">
      <style:text-properties style:font-name="Times New Roman" fo:font-size="12pt" officeooo:rsid="002dc5e2" officeooo:paragraph-rsid="002dc5e2"/>
    </style:style>
    <style:style style:name="P42" style:family="paragraph" style:parent-style-name="Standard" style:list-style-name="L1">
      <style:text-properties style:font-name="Times New Roman" fo:font-size="12pt" officeooo:rsid="002f82b4" officeooo:paragraph-rsid="002f82b4"/>
    </style:style>
    <style:style style:name="P43" style:family="paragraph" style:parent-style-name="Standard" style:list-style-name="L1">
      <style:text-properties style:font-name="Times New Roman" fo:font-size="12pt" officeooo:rsid="002fd4f2" officeooo:paragraph-rsid="002fd4f2"/>
    </style:style>
    <style:style style:name="P44" style:family="paragraph" style:parent-style-name="Standard" style:list-style-name="L1">
      <style:text-properties style:font-name="Times New Roman" fo:font-size="12pt" officeooo:rsid="002fd4f2" officeooo:paragraph-rsid="002f82b4"/>
    </style:style>
    <style:style style:name="P45" style:family="paragraph" style:parent-style-name="Standard" style:list-style-name="L1">
      <style:text-properties style:font-name="Times New Roman" fo:font-size="12pt" officeooo:rsid="00310a95" officeooo:paragraph-rsid="00310a95"/>
    </style:style>
    <style:style style:name="P46" style:family="paragraph" style:parent-style-name="Standard" style:list-style-name="L1">
      <style:text-properties style:font-name="Times New Roman" fo:font-size="12pt" officeooo:rsid="00340347" officeooo:paragraph-rsid="00340347"/>
    </style:style>
    <style:style style:name="P47" style:family="paragraph" style:parent-style-name="Standard" style:list-style-name="L1">
      <style:text-properties style:font-name="Times New Roman" fo:font-size="12pt" officeooo:rsid="0035082b" officeooo:paragraph-rsid="00355f0c"/>
    </style:style>
    <style:style style:name="P48" style:family="paragraph" style:parent-style-name="Standard" style:list-style-name="L1">
      <style:text-properties style:font-name="Times New Roman" fo:font-size="12pt" officeooo:rsid="00353e06" officeooo:paragraph-rsid="00355f0c"/>
    </style:style>
    <style:style style:name="P49" style:family="paragraph" style:parent-style-name="Standard" style:list-style-name="L1">
      <style:text-properties style:font-name="Times New Roman" fo:font-size="12pt" officeooo:rsid="0037473d" officeooo:paragraph-rsid="0037473d"/>
    </style:style>
    <style:style style:name="P50" style:family="paragraph" style:parent-style-name="Standard" style:list-style-name="L1">
      <style:text-properties style:font-name="Times New Roman" fo:font-size="12pt" officeooo:rsid="003c2e63" officeooo:paragraph-rsid="003c2e63"/>
    </style:style>
    <style:style style:name="P51" style:family="paragraph" style:parent-style-name="Standard" style:list-style-name="L1">
      <style:text-properties style:font-name="Times New Roman" fo:font-size="12pt" officeooo:rsid="003ca206" officeooo:paragraph-rsid="003ca206"/>
    </style:style>
    <style:style style:name="P52" style:family="paragraph" style:parent-style-name="Standard" style:list-style-name="L1">
      <style:text-properties style:font-name="Times New Roman" fo:font-size="12pt" officeooo:rsid="003e66d4" officeooo:paragraph-rsid="003e66d4"/>
    </style:style>
    <style:style style:name="P53" style:family="paragraph" style:parent-style-name="Standard" style:list-style-name="L1">
      <style:text-properties style:font-name="Times New Roman" fo:font-size="12pt" officeooo:rsid="003fc242" officeooo:paragraph-rsid="003fc242"/>
    </style:style>
    <style:style style:name="P54" style:family="paragraph" style:parent-style-name="Standard" style:list-style-name="L1">
      <style:text-properties style:font-name="Times New Roman" fo:font-size="12pt" officeooo:rsid="00416f0b" officeooo:paragraph-rsid="00416f0b"/>
    </style:style>
    <style:style style:name="P55" style:family="paragraph" style:parent-style-name="Standard" style:list-style-name="L1">
      <style:text-properties style:font-name="Times New Roman" fo:font-size="12pt" officeooo:rsid="00487b9f" officeooo:paragraph-rsid="00487b9f"/>
    </style:style>
    <style:style style:name="P56" style:family="paragraph" style:parent-style-name="Standard" style:list-style-name="L1">
      <style:text-properties style:font-name="Times New Roman" fo:font-size="12pt" officeooo:rsid="00488ac4" officeooo:paragraph-rsid="00488ac4"/>
    </style:style>
    <style:style style:name="P57" style:family="paragraph" style:parent-style-name="Standard" style:list-style-name="L1">
      <style:text-properties style:font-name="Times New Roman" fo:font-size="12pt" officeooo:rsid="004c6f25" officeooo:paragraph-rsid="004c6f25"/>
    </style:style>
    <style:style style:name="P58" style:family="paragraph" style:parent-style-name="Standard" style:list-style-name="L1">
      <style:text-properties style:font-name="Times New Roman" fo:font-size="12pt" officeooo:rsid="004f3c8c" officeooo:paragraph-rsid="004f3c8c"/>
    </style:style>
    <style:style style:name="P59" style:family="paragraph" style:parent-style-name="Standard">
      <style:text-properties style:font-name="Times New Roman" fo:font-size="12pt" officeooo:rsid="004ed358" officeooo:paragraph-rsid="004c6f25"/>
    </style:style>
    <style:style style:name="P60" style:family="paragraph" style:parent-style-name="Standard">
      <style:text-properties style:font-name="Times New Roman" fo:font-size="12pt" officeooo:rsid="0050d51a" officeooo:paragraph-rsid="0050d51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3a245" style:font-size-asian="16pt" style:font-size-complex="16pt"/>
    </style:style>
    <style:style style:name="T3" style:family="text">
      <style:text-properties officeooo:rsid="00081014"/>
    </style:style>
    <style:style style:name="T4" style:family="text">
      <style:text-properties officeooo:rsid="00091ff5"/>
    </style:style>
    <style:style style:name="T5" style:family="text">
      <style:text-properties officeooo:rsid="000d05eb"/>
    </style:style>
    <style:style style:name="T6" style:family="text">
      <style:text-properties officeooo:rsid="000dcdf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e6d8" style:font-weight-asian="normal" style:font-weight-complex="normal"/>
    </style:style>
    <style:style style:name="T9" style:family="text">
      <style:text-properties officeooo:rsid="001a9281"/>
    </style:style>
    <style:style style:name="T10" style:family="text">
      <style:text-properties officeooo:rsid="001c1f5a"/>
    </style:style>
    <style:style style:name="T11" style:family="text">
      <style:text-properties officeooo:rsid="001c2207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1ca638"/>
    </style:style>
    <style:style style:name="T14" style:family="text">
      <style:text-properties style:font-name="Times New Roman" officeooo:rsid="001ea560"/>
    </style:style>
    <style:style style:name="T15" style:family="text">
      <style:text-properties officeooo:rsid="001c2207" style:font-size-asian="12pt" style:font-size-complex="12pt"/>
    </style:style>
    <style:style style:name="T16" style:family="text">
      <style:text-properties officeooo:rsid="001ea560"/>
    </style:style>
    <style:style style:name="T17" style:family="text">
      <style:text-properties officeooo:rsid="00274ffd"/>
    </style:style>
    <style:style style:name="T18" style:family="text">
      <style:text-properties officeooo:rsid="002c0082"/>
    </style:style>
    <style:style style:name="T19" style:family="text">
      <style:text-properties officeooo:rsid="002e7574"/>
    </style:style>
    <style:style style:name="T20" style:family="text">
      <style:text-properties officeooo:rsid="002eeb77"/>
    </style:style>
    <style:style style:name="T21" style:family="text">
      <style:text-properties officeooo:rsid="0035d1e6"/>
    </style:style>
    <style:style style:name="T22" style:family="text">
      <style:text-properties officeooo:rsid="004a75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Enterprice version</text:span></text:p>
      <text:p text:style-name="P1"/>
      <text:p text:style-name="P1"><text:s/><text:tab/><text:tab/><text:tab/><text:tab/>TAC: Talend adminstration center</text:p>
      <text:p text:style-name="P1"/>
      <text:p text:style-name="P1">1) TAC connects to Studio and source code management is done by TAC.</text:p>
      <text:p text:style-name="P1">2) TAC lock<text:span text:style-name="T3">s</text:span> the job from concurrent <text:s/>modifications</text:p>
      <text:p text:style-name="P2">3) No support with Jenkins integration</text:p>
      <text:p text:style-name="P2">4) Binary versions are storred on NEXUS and NEXIS is integrated with Studio</text:p>
      <text:p text:style-name="P2">5) TAC has interation with SVN/GIT</text:p>
      <text:p text:style-name="P2">6) SVN/GIT has meta data stored not the source code.</text:p>
      <text:p text:style-name="P2">7) <text:span text:style-name="T4">Parallel working on the same job is not possible.</text:span></text:p>
      <text:p text:style-name="P3">8) TAC commits on git with every save done on Studio</text:p>
      <text:p text:style-name="P4">9) TAC log monitoring of Talend runtimes</text:p>
      <text:p text:style-name="P4">10) Statistics are to be written to DB from Talend runtime</text:p>
      <text:p text:style-name="P4">11) Studio is tightly coupled with TAC server</text:p>
      <text:p text:style-name="P4">12) Recommendation: Create two projects create one local project and one remote project and then copy the local project to the remote project.</text:p>
      <text:p text:style-name="P6">13) From TAC binary can be pushed to the production</text:p>
      <text:p text:style-name="P6">14) <text:span text:style-name="T6">Job binary </text:span>Version rollback is possible</text:p>
      <text:p text:style-name="P6">15)</text:p>
      <text:p text:style-name="P2"/>
      <text:p text:style-name="P2"/>
      <text:p text:style-name="P3"><text:tab/><text:tab/><text:tab/><text:tab/><text:tab/><text:span text:style-name="T1">Need to try out</text:span></text:p>
      <text:p text:style-name="P3"/>
      <text:p text:style-name="P3"/>
      <text:p text:style-name="P3">1) See the edit history of the job and try to revert back on edits.</text:p>
      <text:p text:style-name="P3">2) Work offline and on reconnect see if it commits the job</text:p>
      <text:p text:style-name="P4">3) Pushing the logs to Logstash</text:p>
      <text:p text:style-name="P5">4) Log4j configuration in runtime</text:p>
      <text:p text:style-name="P6">5) For pushing the logs to logstash we need to configure log4j</text:p>
      <text:p text:style-name="P5">5) <text:span text:style-name="T5">tStatistics configuration</text:span></text:p>
      <text:p text:style-name="P6">6) tStatistics are stored in DB</text:p>
      <text:p text:style-name="P7">7) tStatistics for the entire job and per component level.</text:p>
      <text:p text:style-name="P23">8) Log4j configuration for Logstash and Files</text:p>
      <text:p text:style-name="P24">9) <text:span text:style-name="T10">P</text:span>ut the output of the subjob in thashmap and get it on component OK in the parent job.</text:p>
      <text:p text:style-name="P25">10) Create subjob: Job within the same job and pass the params with hashMap</text:p>
      <text:p text:style-name="P26">11) Check schema reject</text:p>
      <text:p text:style-name="P26">12) Check lookup reject</text:p>
      <text:p text:style-name="P26">13) HSQLInput component check</text:p>
      <text:p text:style-name="P34">14) Locking on projects in TAC</text:p>
      <text:p text:style-name="P35">15) Notification section in TAC not showing the task list</text:p>
      <text:p text:style-name="P36">16) Commandline not showing <text:span text:style-name="T17">any data</text:span></text:p>
      <text:p text:style-name="P37">17) <text:span text:style-name="T17">Configuring</text:span> tStat data</text:p>
      <text:p text:style-name="P7"/>
      <text:p text:style-name="P7"/>
      <text:p text:style-name="P7"><text:tab/><text:span text:style-name="T1"><text:tab/><text:tab/><text:tab/><text:tab/> </text:span><text:span text:style-name="T2">Questions</text:span></text:p>
      <text:p text:style-name="P8"/>
      <text:p text:style-name="P9">1) Difference between componentOk and subjobok</text:p>
      <text:p text:style-name="P21"><text:s text:c="3"/><text:tab/><text:tab/><text:tab/><text:tab/><text:tab/> Problems</text:p>
      <text:p text:style-name="P21"/>
      <text:p text:style-name="P10"><text:soft-page-break/>1) File rotation not present for tFileOutputDelimeter</text:p>
      <text:p text:style-name="P14">2) Joblet expands and place the code in the same method</text:p>
      <text:p text:style-name="P15">3) Problems with undeployment and stopping of bundles in TAC.</text:p>
      <text:p text:style-name="P10"/>
      <text:p text:style-name="P22"><text:tab/><text:tab/><text:tab/><text:tab/><text:span text:style-name="T7"> <text:s/></text:span><text:span text:style-name="T8">Things to be checked by Allan</text:span></text:p>
      <text:p text:style-name="P10"/>
      <text:p text:style-name="P11">1) Headers check before response schema mapping for Rest and SOAP</text:p>
      <text:p text:style-name="P12">2) Getting the code of the component</text:p>
      <text:p text:style-name="P12"/>
      <text:p text:style-name="P13">3) Dynamic named file creating in tFileOutputDelemit<text:span text:style-name="T9">e</text:span>r</text:p>
      <text:p text:style-name="P13"/>
      <text:p text:style-name="P13"/>
      <text:p text:style-name="P13"><text:tab/><text:tab/><text:tab/><text:tab/><text:span text:style-name="T11">Talend Issue List and Solution</text:span></text:p>
      <text:p text:style-name="P13"/>
      <text:p text:style-name="P16"><text:span text:style-name="T15">1) </text:span><text:span text:style-name="T12">Size of methods is too much. Need to break up into multiple internal REST calls. (Umobile. Activation)</text:span></text:p>
      <text:p text:style-name="P16"/>
      <text:p text:style-name="P27">Solution: </text:p>
      <text:p text:style-name="P27"><text:tab/>1) tRunJob to run in sync mode and the put the objects in globalMap and get the output from <text:tab/>globalMap</text:p>
      <text:p text:style-name="P17"/>
      <text:p text:style-name="P17"><text:tab/>2) Create subjob: This cannot be create between workflows.</text:p>
      <text:p text:style-name="P17"><text:tab/></text:p>
      <text:p text:style-name="P17"><text:tab/>3) Joblet wont solve this issue.</text:p>
      <text:p text:style-name="P17"/>
      <text:p text:style-name="P16"><text:span text:style-name="T11">2) </text:span><text:span text:style-name="T12">TRunJob - Unable to send response from. Cannot run in parallel. </text:span></text:p>
      <text:p text:style-name="P28"><text:tab/></text:p>
      <text:p text:style-name="P29">Solution: </text:p>
      <text:p text:style-name="P30"><text:tab/>1) <text:s/>This is possbile</text:p>
      <text:p text:style-name="P30"><text:tab/>2) Try onsubjob-ok</text:p>
      <text:p text:style-name="P30"/>
      <text:p text:style-name="P18"><text:span text:style-name="T13">3) </text:span><text:span text:style-name="T12">TRunJob how to get output from.</text:span></text:p>
      <text:p text:style-name="P29"><text:tab/>Solution: using globalMap but this is possbile only in sync flow</text:p>
      <text:p text:style-name="P18"/>
      <text:p text:style-name="P20"><text:span text:style-name="T16">4) </text:span><text:span text:style-name="T12">How to create a subroutine, either run in async or sync and get response.</text:span></text:p>
      <text:p text:style-name="P20"><text:span text:style-name="T12"><text:tab/></text:span><text:span text:style-name="T14">Solution: </text:span></text:p>
      <text:p text:style-name="P20"/>
      <text:p text:style-name="P19"><text:span text:style-name="T14">5</text:span><text:span text:style-name="T12">) </text:span></text:p>
      <text:p text:style-name="P29"/>
      <text:p text:style-name="P38"><text:span text:style-name="T21">Improvements to the Jobs</text:span>:</text:p>
      <text:p text:style-name="P31"/>
      <text:list xml:id="list2469945024075819298" text:style-name="L1">
        <text:list-item>
          <text:p text:style-name="P39">1) tJavaFlex should be prefered over tJavaRow.</text:p>
          <text:p text:style-name="P39"><text:tab/>tjavaFlex </text:p>
          <text:p text:style-name="P39"><text:tab/>1) Start code will be executed before the first row gets executed</text:p>
          <text:p text:style-name="P39"><text:tab/>2) End <text:tab/>code will be executed at the job end</text:p>
          <text:p text:style-name="P39"><text:tab/>3) output_row <text:span text:style-name="T18">and input_row are</text:span> not an object in tJavaFlex we should use the out <text:tab/>link name i.e. e.g. row8</text:p>
          <text:p text:style-name="P39"/>
        </text:list-item>
        <text:list-item>
          <text:p text:style-name="P41">Make all Data<text:span text:style-name="T19">F</text:span>ormaters as static final constants <text:span text:style-name="T20">and create a routine naming constants put all constants in it</text:span></text:p>
          <text:p text:style-name="P41"/>
        </text:list-item>
        <text:list-item>
          <text:p text:style-name="P41"><text:s/><text:span text:style-name="T20">tXMLMap generates overheads so avoid using it at every pace </text:span></text:p>
          <text:p text:style-name="P41"/>
        </text:list-item>
        <text:list-item>
          <text:p text:style-name="P42">Should have a note at the starting in the start of the job. Note should have name, brief description, version, author, and other information</text:p>
          <text:p text:style-name="P42"/>
        </text:list-item>
        <text:list-item>
          <text:p text:style-name="P43">loopup on mysqlInput component:</text:p>
          <text:list>
            <text:list-item>
              <text:p text:style-name="P43">Loopup models:</text:p>
              <text:list>
                <text:list-item>
                  <text:p text:style-name="P43">Load once: will hit the DB just once and caches the result and next onwards just gets the data from cache but we cannot pass dynamic params</text:p>
                </text:list-item>
                <text:list-item>
                  <text:p text:style-name="P43">ReLoad on each row: will hit the database everytime but we can pass dynamic params</text:p>
                </text:list-item>
                <text:list-item>
                  <text:p text:style-name="P43">ReLoad on each row (cache): will hit the database everytime but we can pass dynamic params and also cache the row</text:p>
                </text:list-item>
              </text:list>
            </text:list-item>
          </text:list>
          <text:p text:style-name="P44"/>
        </text:list-item>
        <text:list-item>
          <text:p text:style-name="P45">tMap change Join model to Inner join to execute catch lookup inner join reject output flow</text:p>
          <text:p text:style-name="P45"/>
        </text:list-item>
        <text:list-item>
          <text:p text:style-name="P46">After the schema check we should normazie the data on datatypes , cases(Upper or Lower case) and on values (For e.g. converting sms or sm for SMS to SMS).</text:p>
          <text:p text:style-name="P46"/>
        </text:list-item>
        <text:list-item>
          <text:p text:style-name="P47">Connecting with jconsole:</text:p>
          <text:list>
            <text:list-item>
              <text:p text:style-name="P47"><text:bookmark-start text:name="__DdeLink__319_786581635"/><text:bookmark-start text:name="__DdeLink__238_2559761"/><text:bookmark-start text:name="__DdeLink__234_2559761"/><text:bookmark-start text:name="__DdeLink__232_2559761"/><text:bookmark-start text:name="__DdeLink__313_1653204458"/><text:bookmark-start text:name="__DdeLink__316_1653204458"/>service:jmx:rmi://192.168.254.35:44444/jndi/rmi://192.168.254.35:1099/karaf-trun<text:bookmark-end text:name="__DdeLink__319_786581635"/><text:bookmark-end text:name="__DdeLink__238_2559761"/><text:bookmark-end text:name="__DdeLink__234_2559761"/><text:bookmark-end text:name="__DdeLink__232_2559761"/><text:bookmark-end text:name="__DdeLink__313_1653204458"/><text:bookmark-end text:name="__DdeLink__316_1653204458"/></text:p>
            </text:list-item>
            <text:list-item>
              <text:p text:style-name="P47">username: tadmin password: tadmin</text:p>
            </text:list-item>
            <text:list-item>
              <text:p text:style-name="P48">edit: $Talend_home/runtime/etc/org.apache.karaf.management.cfg</text:p>
            </text:list-item>
          </text:list>
          <text:p text:style-name="P46"/>
        </text:list-item>
        <text:list-item>
          <text:p text:style-name="P49">For versionning on local machine: Increase the version of the Job and then right click on the job and click on Open another version</text:p>
          <text:p text:style-name="P49"/>
        </text:list-item>
        <text:list-item>
          <text:p text:style-name="P50">In Subjob start the job with tFixedFlowInput</text:p>
          <text:p text:style-name="P50"/>
        </text:list-item>
        <text:list-item>
          <text:p text:style-name="P51">We should use strick types for all variables instead of String</text:p>
          <text:p text:style-name="P51"/>
        </text:list-item>
        <text:list-item>
          <text:p text:style-name="P52">Remote management of TAC <text:a xlink:type="simple" xlink:href="https://help.talend.com/display/KB/Talend+Administration+Center+MetaServlet+API+documentation">https://help.talend.com/display/KB/Talend+Administration+Center+MetaServlet+API+documentation</text:a></text:p>
          <text:p text:style-name="P52"/>
        </text:list-item>
        <text:list-item>
          <text:p text:style-name="P53">Creating service for karaf runtime:</text:p>
          <text:p text:style-name="P53"><text:a xlink:type="simple" xlink:href="https://help.talend.com/display/TalendESBInstallationGuide61EN/4.2.2+Talend+Runtime">https://help.talend.com/display/TalendESBInstallationGuide61EN/4.2.2+Talend+Runtime</text:a></text:p>
          <text:p text:style-name="P53"/>
        </text:list-item>
        <text:list-item>
          <text:p text:style-name="P54">In Metadata File Xml: For Input xml For “Fields to Extract” we need to have “Xpath Loop expression” defined</text:p>
        </text:list-item>
        <text:list-item>
          <text:p text:style-name="P55"><text:soft-page-break/>Deploying jobs with context profiles after build.</text:p>
          <text:p text:style-name="P55"/>
        </text:list-item>
        <text:list-item>
          <text:p text:style-name="P56">Publishing to Nexus repository <text:span text:style-name="T22">with Open studio</text:span></text:p>
          <text:p text:style-name="P56"/>
        </text:list-item>
        <text:list-item>
          <text:p text:style-name="P57">CI with Talend ESB:</text:p>
          <text:list>
            <text:list-item>
              <text:p text:style-name="P57">http://blog.nanthrax.net/2013/10/talend-esb-continous-integration-part2-maven-and-commandline/</text:p>
              <text:p text:style-name="P40"/>
            </text:list-item>
          </text:list>
        </text:list-item>
        <text:list-item>
          <text:p text:style-name="P58">If studio stops working then use -data option with the worpspace path:</text:p>
        </text:list-item>
      </text:list>
      <text:p text:style-name="P33"/>
      <text:p text:style-name="P33">For e.g.:</text:p>
      <text:p text:style-name="P33"/>
      <text:p text:style-name="P33">“software/TOS_ESB-20151214_1327-V6.1.1/Studio/TOS_ESB-linux-gtk-x86_64 -data /home/nikhil/new_platform/talend workshop/local_workspace/”</text:p>
      <text:p text:style-name="P32"/>
      <text:p text:style-name="P59"/>
      <text:p text:style-name="P59"/>
      <text:p text:style-name="P60">19. tXMLMap:</text:p>
      <text:p text:style-name="P60"><text:s text:c="5"/>Setting:</text:p>
      <text:p text:style-name="P60"><text:tab/>All In one: Create one XML document for all rows returned from look up or create multiple XM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1:57:44.228619767</meta:creation-date>
    <dc:date>2016-06-23T16:30:46.576950246</dc:date>
    <meta:editing-duration>P1DT4H52M13S</meta:editing-duration>
    <meta:editing-cycles>54</meta:editing-cycles>
    <meta:generator>LibreOffice/4.2.8.2$Linux_X86_64 LibreOffice_project/420m0$Build-2</meta:generator>
    <meta:document-statistic meta:table-count="0" meta:image-count="0" meta:object-count="0" meta:page-count="4" meta:paragraph-count="100" meta:word-count="868" meta:character-count="5393" meta:non-whitespace-character-count="4577"/>
  </office:meta>
</office:document-meta>
</file>